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TestCollector.testClassNameFromFile( String [ ] classFil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pathTestCollector.gatherFromDirectory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pathTestCollecto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TestCollector.isTestClass( String class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TestCollector.collectTes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lasspathTestCollector.gatherFromArchive( File z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pathTestCollector.classNameFromFile( String class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TestCollector.create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TestCollector.create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TestCollector.set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